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  <style:text-properties fo:color="#FFFFFF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729FCF"/>
    </style:style>
    <style:style style:name="ce7" style:family="table-cell" style:parent-style-name="Default" style:data-style-name="N0">
      <style:table-cell-properties fo:background-color="#FF4000"/>
    </style:style>
    <style:style style:name="ce8" style:family="table-cell" style:parent-style-name="Default" style:data-style-name="N0">
      <style:table-cell-properties fo:background-color="#729FCF"/>
      <style:text-properties fo:color="#FFFFFF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fo:background-color="#3399FF"/>
      <style:text-properties fo:color="#FFFFFF"/>
    </style:style>
    <style:style style:name="ce11" style:family="table-cell" style:parent-style-name="Default" style:data-style-name="N0">
      <style:table-cell-properties fo:background-color="#CC0000"/>
      <style:text-properties fo:color="#FFFFFF"/>
    </style:style>
    <style:style style:name="ce12" style:family="table-cell" style:parent-style-name="Default" style:data-style-name="N0">
      <style:table-cell-properties fo:background-color="#3399FF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ext-properties fo:color="#FF0000"/>
    </style:style>
    <style:style style:name="ce15" style:family="table-cell" style:parent-style-name="Default" style:data-style-name="N0">
      <style:table-cell-properties fo:background-color="#FF6600"/>
    </style:style>
    <style:style style:name="ce16" style:family="table-cell" style:parent-style-name="Default" style:data-style-name="N0">
      <style:table-cell-properties fo:background-color="#FF0000"/>
      <style:text-properties fo:color="#FFFFFF"/>
    </style:style>
    <style:style style:name="ce17" style:family="table-cell" style:parent-style-name="Default" style:data-style-name="N22"/>
    <style:style style:name="ce18" style:family="table-cell" style:parent-style-name="Default" style:data-style-name="N0">
      <style:table-cell-properties fo:background-color="#CCCCCC"/>
    </style:style>
    <style:style style:name="ce19" style:family="table-cell" style:parent-style-name="Default" style:data-style-name="N0">
      <style:table-cell-properties fo:background-color="#B2B2B2"/>
    </style:style>
    <style:style style:name="ce20" style:family="table-cell" style:parent-style-name="Default" style:data-style-name="N0">
      <style:table-cell-properties fo:background-color="#FF6600"/>
      <style:text-properties fo:color="#FFFFFF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ackground-color="#92D050"/>
    </style:style>
    <style:style style:name="ce25" style:family="table-cell" style:parent-style-name="Default" style:data-style-name="N0">
      <style:table-cell-properties fo:background-color="#00CC00"/>
    </style:style>
    <style:style style:name="ce26" style:family="table-cell" style:parent-style-name="Default" style:data-style-name="N0">
      <style:table-cell-properties fo:background-color="#CC0000"/>
    </style:style>
    <style:style style:name="ce27" style:family="table-cell" style:parent-style-name="Default" style:data-style-name="N0">
      <style:table-cell-properties fo:background-color="#00CCFF"/>
    </style:style>
    <style:style style:name="ce28" style:family="table-cell" style:parent-style-name="Default" style:data-style-name="N0">
      <style:table-cell-properties fo:background-color="#00CC00"/>
      <style:text-properties fo:color="#FFFFFF"/>
    </style:style>
    <style:style style:name="ce29" style:family="table-cell" style:parent-style-name="Default" style:data-style-name="N36"/>
    <style:style style:name="ce30" style:family="table-cell" style:parent-style-name="Default" style:data-style-name="N0">
      <style:table-cell-properties fo:background-color="#FF99FF"/>
    </style:style>
    <style:style style:name="ce31" style:family="table-cell" style:parent-style-name="Default" style:data-style-name="N0">
      <style:table-cell-properties style:vertical-align="automatic" fo:wrap-option="wrap" fo:background-color="#70AD47"/>
    </style:style>
    <style:style style:name="ce32" style:family="table-cell" style:parent-style-name="Default" style:data-style-name="N0">
      <style:table-cell-properties fo:background-color="#70AD47"/>
    </style:style>
    <style:style style:name="ce33" style:family="table-cell" style:parent-style-name="Default" style:data-style-name="N0">
      <style:table-cell-properties fo:background-color="#ED7D31"/>
    </style:style>
    <style:style style:name="ce34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12.3401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4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5">
            <text:p>Washington 1</text:p>
          </table:table-cell>
          <table:table-cell office:value-type="string" table:style-name="ce5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United States 1</text:p>
          </table:table-cell>
          <table:table-cell office:value-type="string" table:style-name="ce5">
            <text:p>Washington 2</text:p>
          </table:table-cell>
          <table:table-cell office:value-type="string" table:style-name="ce6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alifornia 1</text:p>
          </table:table-cell>
          <table:table-cell office:value-type="string" table:style-name="ce5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4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4">
            <text:p>Pelosi 5</text:p>
          </table:table-cell>
          <table:table-cell office:value-type="string" table:style-name="ce7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5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7">
            <text:p>Kevin McCarthy 1</text:p>
          </table:table-cell>
          <table:table-cell office:value-type="string" table:style-name="ce4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4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5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7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4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6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4">
            <text:p>House of Representatives 3</text:p>
          </table:table-cell>
          <table:table-cell office:value-type="string" table:style-name="ce4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7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5">
            <text:p>Reuters 1</text:p>
          </table:table-cell>
          <table:table-cell office:value-type="string" table:style-name="ce4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4">
            <text:p>Congress 2</text:p>
          </table:table-cell>
          <table:table-cell office:value-type="string" table:style-name="ce4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5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5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gress 5</text:p>
          </table:table-cell>
          <table:table-cell office:value-type="string" table:style-name="ce4">
            <text:p>Republican 1</text:p>
          </table:table-cell>
          <table:table-cell office:value-type="string" table:style-name="ce9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5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5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uters 2</text:p>
          </table:table-cell>
          <table:table-cell office:value-type="string" table:style-name="ce4">
            <text:p>Democratic 2</text:p>
          </table:table-cell>
          <table:table-cell office:value-type="string" table:style-name="ce9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enate 4</text:p>
          </table:table-cell>
          <table:table-cell table:style-name="ce1"/>
          <table:table-cell office:value-type="string" table:style-name="ce1">
            <text:p>Titles12 = 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VID-19 1</text:p>
          </table:table-cell>
          <table:table-cell table:style-name="ce1"/>
          <table:table-cell office:value-type="string" table:style-name="ce1">
            <text:p>Titles23 = 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">
            <text:p>Titles13 = 0.3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public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Republicans 1</text:p>
          </table:table-cell>
          <table:table-cell office:value-type="string" table:style-name="ce1">
            <text:p>Hybrid is taking the NE from titles and count from text, then do jaccard for bags</text:p>
          </table:table-cell>
          <table:table-cell office:value-type="string" table:style-name="ce1">
            <text:p>Hybrid12 = 0.27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mocrats 3</text:p>
          </table:table-cell>
          <table:table-cell table:style-name="ce1"/>
          <table:table-cell office:value-type="string" table:style-name="ce1">
            <text:p>Hybrid23 = 0.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emocratic 1</text:p>
          </table:table-cell>
          <table:table-cell table:style-name="ce1"/>
          <table:table-cell office:value-type="string" table:style-name="ce1">
            <text:p>Hybrid13 = 0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12 = 34/97 = 0.35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4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4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onald Trump 2</text:p>
          </table:table-cell>
          <table:table-cell office:value-type="string" table:style-name="ce4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rad Raffensperger 2</text:p>
          </table:table-cell>
          <table:table-cell office:value-type="string" table:style-name="ce4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4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4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4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4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4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4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Sim = 21/98 = 0.2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tles = 1.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ybrid = 0.41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Egypt 6</text:p>
          </table:table-cell>
          <table:table-cell office:value-type="string" table:style-name="ce11">
            <text:p>Corona 1</text:p>
          </table:table-cell>
          <table:table-cell office:value-type="string" table:style-name="ce11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10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2">
            <text:p>Sharkia 1</text:p>
          </table:table-cell>
          <table:table-cell table:style-name="ce1"/>
          <table:table-cell office:value-type="string" table:style-name="ce13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4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5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13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5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9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13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9">
            <text:p>Sim23 = 2/18 = 0.1</text:p>
          </table:table-cell>
          <table:table-cell office:value-type="string" table:style-name="ce9">
            <text:p>Sim13 = 5/43 = 0.12</text:p>
          </table:table-cell>
          <table:table-cell table:style-name="ce1"/>
          <table:table-cell office:value-type="string" table:style-name="ce13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6">
            <text:p>Titles12 = 0 FN</text:p>
          </table:table-cell>
          <table:table-cell office:value-type="string" table:style-name="ce1">
            <text:p>Titles13 = 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office:value-type="string" table:style-name="ce1">
            <text:p>Titles23 = 0.33</text:p>
          </table:table-cell>
          <table:table-cell office:value-type="string" table:style-name="ce1">
            <text:p>Hybrid13 = 0.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office:value-type="string" table:style-name="ce1">
            <text:p>Hybrid12 = 0 F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office:value-type="string" table:style-name="ce1">
            <text:p>Hybrid23 = 0.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style-name="ce17"/>
          <table:table-cell table:number-columns-repeated="16381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8">
            <text:p>Nile dam dispute: Sudan, Egypt, Ethiopia agree to hold more talks</text:p>
          </table:table-cell>
          <table:table-cell office:value-type="string" table:style-name="ce18">
            <text:p>السودان.. مناقشة إمكانية استئناف مفاوضات سد النهضة في ظل مذكرة اتفاق</text:p>
          </table:table-cell>
          <table:table-cell office:value-type="string" table:style-name="ce19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Sudan 4</text:p>
          </table:table-cell>
          <table:table-cell office:value-type="string" table:style-name="ce20">
            <text:p>Sudan 2</text:p>
          </table:table-cell>
          <table:table-cell office:value-type="string" table:style-name="ce21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21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5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23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4">
            <text:p>Sudanese 1</text:p>
          </table:table-cell>
          <table:table-cell office:value-type="string" table:style-name="ce22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23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9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Sudanese 1</text:p>
          </table:table-cell>
          <table:table-cell office:value-type="string" table:style-name="ce16">
            <text:p>Titles23 = 0 FN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22">
            <text:p>The Egyptian Foreign Ministry 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ybrid23 = 0 FN</text:p>
          </table:table-cell>
          <table:table-cell office:value-type="string" table:style-name="ce22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im13 = 15/59 = 0.25</text:p>
          </table:table-cell>
          <table:table-cell table:style-name="ce1"/>
          <table:table-cell office:value-type="string" table:style-name="ce23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2">
            <text:p>the African Union Commission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itles12 = 0.33</text:p>
          </table:table-cell>
          <table:table-cell table:style-name="ce1"/>
          <table:table-cell office:value-type="string" table:style-name="ce22">
            <text:p>the Ethiopian Ministry of 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les13 = 0.67</text:p>
          </table:table-cell>
          <table:table-cell table:style-name="ce1"/>
          <table:table-cell office:value-type="string" table:style-name="ce22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3">
            <text:p>African Un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2 = 0.14</text:p>
          </table:table-cell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brid13 = 0.33</text:p>
          </table:table-cell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2">
            <text:p>Ethiopi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2">
            <text:p>Africa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8">
            <text:p>مفاوضات سد النهضة.. اتفاق ثلاثي على مواصلة الاجتماعات واستمرار التباين بين مصر وإثيوبيا</text:p>
          </table:table-cell>
          <table:table-cell office:value-type="string" table:style-name="ce19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Egypt 5</text:p>
          </table:table-cell>
          <table:table-cell office:value-type="string" table:style-name="ce23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Ethiopia 4</text:p>
          </table:table-cell>
          <table:table-cell office:value-type="string" table:style-name="ce23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23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23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3">
            <text:p>Sudan 1</text:p>
          </table:table-cell>
          <table:table-cell office:value-type="string" table:style-name="ce23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3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3">
            <text:p>African Union 2</text:p>
          </table:table-cell>
          <table:table-cell office:value-type="string" table:style-name="ce23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3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23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23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Hybrid = 0 FN Empty se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3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 = 16/72 = 0.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Baghdad 6</text:p>
          </table:table-cell>
          <table:table-cell office:value-type="string" table:style-name="ce20">
            <text:p>Baghdad 6</text:p>
          </table:table-cell>
          <table:table-cell office:value-type="string" table:style-name="ce20">
            <text:p>Baghdad 7</text:p>
          </table:table-cell>
          <table:table-cell office:value-type="string" table:style-name="ce20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25">
            <text:p>Lebanon 2</text:p>
          </table:table-cell>
          <table:table-cell office:value-type="string" table:style-name="ce15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q 4</text:p>
          </table:table-cell>
          <table:table-cell office:value-type="string" table:style-name="ce15">
            <text:p>the United States 2</text:p>
          </table:table-cell>
          <table:table-cell office:value-type="string" table:style-name="ce15">
            <text:p>Iran 4</text:p>
          </table:table-cell>
          <table:table-cell office:value-type="string" table:style-name="ce20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the United States 1</text:p>
          </table:table-cell>
          <table:table-cell office:value-type="string" table:style-name="ce26">
            <text:p>Israel 1</text:p>
          </table:table-cell>
          <table:table-cell office:value-type="string" table:style-name="ce15">
            <text:p>the United States 3</text:p>
          </table:table-cell>
          <table:table-cell office:value-type="string" table:style-name="ce15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5">
            <text:p>Iran 1</text:p>
          </table:table-cell>
          <table:table-cell office:value-type="string" table:style-name="ce15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ran 4</text:p>
          </table:table-cell>
          <table:table-cell office:value-type="string" table:style-name="ce15">
            <text:p>US 2</text:p>
          </table:table-cell>
          <table:table-cell office:value-type="string" table:style-name="ce27">
            <text:p>Washington 1</text:p>
          </table:table-cell>
          <table:table-cell office:value-type="string" table:style-name="ce25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25">
            <text:p>Lebanon 1</text:p>
          </table:table-cell>
          <table:table-cell office:value-type="string" table:style-name="ce15">
            <text:p>Iraq 3</text:p>
          </table:table-cell>
          <table:table-cell office:value-type="string" table:style-name="ce26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27">
            <text:p>Tehran 4</text:p>
          </table:table-cell>
          <table:table-cell office:value-type="string" table:style-name="ce25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5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Tehran 2</text:p>
          </table:table-cell>
          <table:table-cell office:value-type="string" table:style-name="ce20">
            <text:p>Soleimani 6</text:p>
          </table:table-cell>
          <table:table-cell office:value-type="string" table:style-name="ce15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Washington 1</text:p>
          </table:table-cell>
          <table:table-cell office:value-type="string" table:style-name="ce14">
            <text:p>Nasrallah 1</text:p>
          </table:table-cell>
          <table:table-cell office:value-type="string" table:style-name="ce15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20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Qassem Soleimani 2</text:p>
          </table:table-cell>
          <table:table-cell office:value-type="string" table:style-name="ce15">
            <text:p>Qassem Soleimani 2</text:p>
          </table:table-cell>
          <table:table-cell office:value-type="string" table:style-name="ce26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Abu Mahdi al-Muhandis 3</text:p>
          </table:table-cell>
          <table:table-cell office:value-type="string" table:style-name="ce15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26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27">
            <text:p>Al-Muhandis 2</text:p>
          </table:table-cell>
          <table:table-cell office:value-type="string" table:style-name="ce1">
            <text:p>Titles14 = 1.0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office:value-type="string" table:style-name="ce1">
            <text:p>Titles24 = 0.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office:value-type="string" table:style-name="ce24">
            <text:p>Titles34 = 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Hybrid14 = 0.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26">
            <text:p>the Popular Mobilization Forces 2</text:p>
          </table:table-cell>
          <table:table-cell office:value-type="string" table:style-name="ce1">
            <text:p>Hybrid24 = 0.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26">
            <text:p>the Quds Force 2</text:p>
          </table:table-cell>
          <table:table-cell office:value-type="string" table:style-name="ce1">
            <text:p>Hybrid34 = 0.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26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26">
            <text:p>the Popular Mobilization Forces 1</text:p>
          </table:table-cell>
          <table:table-cell office:value-type="string" table:style-name="ce26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26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Iraqis 1</text:p>
          </table:table-cell>
          <table:table-cell office:value-type="string" table:style-name="ce26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nian 3</text:p>
          </table:table-cell>
          <table:table-cell office:value-type="string" table:style-name="ce26">
            <text:p>the Iranian Revolutionary Guard 1</text:p>
          </table:table-cell>
          <table:table-cell office:value-type="string" table:style-name="ce15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5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26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26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5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5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25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tles13 = 1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ybrid13 = 0.43</text:p>
          </table:table-cell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12 = 0.43</text:p>
          </table:table-cell>
          <table:table-cell office:value-type="string" table:style-name="ce9">
            <text:p>Sim12 = 36/117 = 0.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brid23 = 0.46</text:p>
          </table:table-cell>
          <table:table-cell office:value-type="string" table:style-name="ce1">
            <text:p>Titles12 = 0.6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Sim23 = 39/126 = 0.3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tles23 = 0.67</text:p>
          </table:table-cell>
          <table:table-cell table:number-columns-repeated="1638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6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the United Kingdom 1</text:p>
          </table:table-cell>
          <table:table-cell office:value-type="string" table:style-name="ce16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6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25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6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Johnson 3</text:p>
          </table:table-cell>
          <table:table-cell office:value-type="string" table:style-name="ce25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25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BBC 2</text:p>
          </table:table-cell>
          <table:table-cell office:value-type="string" table:style-name="ce16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British 2</text:p>
          </table:table-cell>
          <table:table-cell office:value-type="string" table:style-name="ce25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5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= 0 FN</text:p>
          </table:table-cell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5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5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Sim = 8 / 79 = 0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Titles = 0 FN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11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6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6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6">
            <text:p>Abbott 1</text:p>
          </table:table-cell>
          <table:table-cell office:value-type="string" table:style-name="ce26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29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29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26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6">
            <text:p>Starrville Methodist Church 1</text:p>
          </table:table-cell>
          <table:table-cell office:value-type="string" table:style-name="ce26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ybrid = 0.4</text:p>
          </table:table-cell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26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9">
            <text:p>Sim = 8 / 39 = 0.2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itles= 1.0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30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North Carolina 1</text:p>
          </table:table-cell>
          <table:table-cell table:number-columns-repeated="2" table:style-name="ce1"/>
          <table:table-cell office:value-type="string" table:style-name="ce30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Arizona 1</text:p>
          </table:table-cell>
          <table:table-cell table:number-columns-repeated="2" table:style-name="ce1"/>
          <table:table-cell office:value-type="string" table:style-name="ce30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30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Johns Hopkins University 1</text:p>
          </table:table-cell>
          <table:table-cell table:number-columns-repeated="2" table:style-name="ce1"/>
          <table:table-cell office:value-type="string" table:style-name="ce30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2" table:style-name="ce1"/>
          <table:table-cell office:value-type="string" table:style-name="ce1">
            <text:p>Hybrid = 0.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im = 10/74 = 0.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1.0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India 11</text:p>
          </table:table-cell>
          <table:table-cell table:number-columns-repeated="2" table:style-name="ce1"/>
          <table:table-cell office:value-type="string" table:style-name="ce30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30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30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30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Bharat Biotech 2</text:p>
          </table:table-cell>
          <table:table-cell table:number-columns-repeated="2" table:style-name="ce1"/>
          <table:table-cell office:value-type="string" table:style-name="ce30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30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9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Indians 1</text:p>
          </table:table-cell>
          <table:table-cell table:number-columns-repeated="2" table:style-name="ce1"/>
          <table:table-cell office:value-type="string" table:style-name="ce1">
            <text:p>Titles = 1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2" table:style-name="ce1"/>
          <table:table-cell office:value-type="string" table:style-name="ce1">
            <text:p>Hybrid = 0.3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31"/>
          <table:table-cell table:number-columns-repeated="16381" table:style-name="ce32"/>
        </table:table-row>
        <table:table-row table:style-name="ro1">
          <table:table-cell table:number-columns-repeated="16384" table:style-name="ce32"/>
        </table:table-row>
        <table:table-row table:style-name="ro1">
          <table:table-cell table:style-name="ce32"/>
          <table:table-cell office:value-type="string" table:style-name="ce32">
            <text:p>Different Stories Similarity</text:p>
          </table:table-cell>
          <table:table-cell table:number-columns-repeated="16382" table:style-name="ce32"/>
        </table:table-row>
        <table:table-row table:number-rows-repeated="3" table:style-name="ro1">
          <table:table-cell table:number-columns-repeated="16384" table:style-name="ce32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3">
            <text:p>The United States of Americ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3">
            <text:p>US 1</text:p>
          </table:table-cell>
          <table:table-cell office:value-type="string" table:style-name="ce2">
            <text:p>Texas 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3">
            <text:p>US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mith Coun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date" office:date-value="2021-01-01T00:00:00" table:style-name="ce3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Sim = 1/61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1 / 91 = 0.0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3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3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 / 102 = 0.01</text:p>
          </table:table-cell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a 11</text:p>
          </table:table-cell>
          <table:table-cell office:value-type="string" table:style-name="ce3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zil 1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hal Bhatnagar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endra Modi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rishn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la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et Gokhale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ashi Tharoor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sh Vardh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rdhan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axin 5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CG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rPhoto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3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Biotech 2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traZeneca 2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harat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ugen Inc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tral Drugs Standards Control Organisation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uters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witter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khale 1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alt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ans 1</text:p>
          </table:table-cell>
          <table:table-cell office:value-type="string" table:style-name="ce1">
            <text:p>Sim = 2 / 85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44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3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exas 1</text:p>
          </table:table-cell>
          <table:table-cell office:value-type="string" table:style-name="ce33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2</text:p>
          </table:table-cell>
          <table:table-cell office:value-type="string" table:style-name="ce33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33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date" office:date-value="2021-01-01T00:00:00" table:style-name="ce3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Sim = 3/51 = 0.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33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Trump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nthony Fauci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rump 2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J. Trump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Fauci 2</text:p>
          </table:table-cell>
          <table:table-cell office:value-type="string" table:style-name="ce3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33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33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Centers for Disease Control and Prevention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BC News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33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merican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3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im = 11 / 81 = 0.14 one story is partial of the other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itles = 0.14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3">
            <text:p>Americ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2</text:p>
          </table:table-cell>
          <table:table-cell office:value-type="string" table:style-name="ce33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33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Trump 1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rump 2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J. Trump 1</text:p>
          </table:table-cell>
          <table:table-cell office:value-type="string" table:style-name="ce3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mericans 1</text:p>
          </table:table-cell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6/92 = 0.07</text:p>
          </table:table-cell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tles = 0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33">
            <text:p>American 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e Biden 1</text:p>
          </table:table-cell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Trump 1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mp 2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den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ald J. Trump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Titles = 0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5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ton 1</text:p>
          </table:table-cell>
          <table:table-cell office:value-type="string" table:style-name="ce3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xas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 Carolin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izon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n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 Nakamur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Joe Biden 1</text:p>
          </table:table-cell>
          <table:table-cell office:value-type="string" table:style-name="ce33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Trump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hony Fauci 1</text:p>
          </table:table-cell>
          <table:table-cell office:value-type="string" table:style-name="ce3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rump 2</text:p>
          </table:table-cell>
          <table:table-cell office:value-type="string" table:style-name="ce33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iden 2</text:p>
          </table:table-cell>
          <table:table-cell office:value-type="string" table:style-name="ce33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vid 1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Donald J. Trump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2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Memorial Medical Center 1</text:p>
          </table:table-cell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ty Image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P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Centers for Disease Control and Prevention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C News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ci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fizer-BioNTech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a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4</text:p>
          </table:table-cell>
          <table:table-cell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7 / 75 = 0.09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6">
            <text:p>Titles = 0.25 FP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date" office:date-value="2021-01-01T00:00:00" table:style-name="ce3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3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Sim = 1/49 = 0.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K 4</text:p>
          </table:table-cell>
          <table:table-cell office:value-type="string" table:style-name="ce33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Kingdom 1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33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oris Johnson 3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Johnson 3</text:p>
          </table:table-cell>
          <table:table-cell office:value-type="string" table:style-name="ce33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33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BC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uters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British 2</text:p>
          </table:table-cell>
          <table:table-cell office:value-type="string" table:style-name="ce33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European 1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Sim = 12/79 = 0.15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one story is partial of the other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3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3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Baghdad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Leban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the United Stat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Israe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Ir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U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Iraq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Maroun Al-Ra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Soleimani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Nasrall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Qassem Soleimani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Abu Mahdi al-Muhandi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Faleh al-Fayya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Hadi al-Amir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bu Hussein 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Al-Hamidaw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Iraqi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Hezbollah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Popular Mobilization Forc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PMF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the Popular Mobilization Authority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General Traffic Directora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Quds For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nian Revolutionary Guard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Al-Fateh Allianc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the Iraqi Hezbollah 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gade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srael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n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Lebanese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Iraqi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hiit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58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3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1/71 = 0.01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K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Kingdom 1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ndon 2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d 2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tland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thern Ireland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les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aly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ris Johnson 3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ff Overs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on 3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rew Simmons 1</text:p>
          </table:table-cell>
          <table:table-cell office:value-type="string" table:style-name="ce3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mons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ford-AstraZeneca 2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BC 2</text:p>
          </table:table-cell>
          <table:table-cell office:value-type="string" table:style-name="ce3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uters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s Hopkins University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tish 2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ropean 1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32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 = 2/73 = 0.03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3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33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3</text:p>
          </table:table-cell>
          <table:table-cell office:value-type="date" office:date-value="2021-01-01T00:00:00" table:style-name="ce3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3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Sim = 3/76 = 0.0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1">
            <text:p>Titles =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the United States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33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3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 Jazeera 1</text:p>
          </table:table-cell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uters 3</text:p>
          </table:table-cell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3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59</text:p>
          </table:table-cell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5/106 = 0.05</text:p>
          </table:table-cell>
          <table:table-cell office:value-type="string" table:style-name="ce33">
            <text:p>Amer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فاوضات سد النهضة.. اتفاق ثلاثي على مواصلة الاجتماعات واستمرار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2">
            <text:p>Egypt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Ethiopia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Cairo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2">
            <text:p>Khartoum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Addis Abab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Sud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South Af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 3</text:p>
          </table:table-cell>
          <table:table-cell office:value-type="string" table:style-name="ce33">
            <text:p>Al-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Guy Pando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shingto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African Uni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he Foreign and Irrigation Minister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2">
            <text:p>the African Un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the Egyptian Foreign and Sudanese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Ethiopian Ministry of Irrig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2">
            <text:p>AU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office:value-type="string" table:style-name="ce2">
            <text:p>the Sudanese News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the Sudanese Ministry of Irrigation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he Sudanese Agenc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the Minister of International Cooperat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uters 3</text:p>
          </table:table-cell>
          <table:table-cell office:value-type="string" table:style-name="ce2">
            <text:p>The Egyptian Foreign Ministr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the African Union Commissi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South Afr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office:value-type="string" table:style-name="ce2">
            <text:p>Ethiopi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ian 3</text:p>
          </table:table-cell>
          <table:table-cell office:value-type="string" table:style-name="ce2">
            <text:p>Sudanes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 5</text:p>
          </table:table-cell>
          <table:table-cell office:value-type="string" table:style-name="ce2">
            <text:p>entities count = <text:s/>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lamic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1/98 = 0.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ghdad 6</text:p>
          </table:table-cell>
          <table:table-cell office:value-type="string" table:style-name="ce33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2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 4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States 1</text:p>
          </table:table-cell>
          <table:table-cell office:value-type="string" table:style-name="ce33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n 4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banon 1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ria 1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US 3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hran 2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Washington 1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assem Soleimani 2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 Mahdi al-Muhandis 3</text:p>
          </table:table-cell>
          <table:table-cell office:value-type="string" table:style-name="ce33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lid Al-Mousily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imani 4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-Muhandis 1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aier Al-Sudani 2</text:p>
          </table:table-cell>
          <table:table-cell office:value-type="string" table:style-name="ce33">
            <text:p>Reuters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Al Jazeera 1</text:p>
          </table:table-cell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les Stratford 1</text:p>
          </table:table-cell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| Soleimani 1</text:p>
          </table:table-cell>
          <table:table-cell office:value-type="string" table:style-name="ce2">
            <text:p>Democrat 1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Reuters 3</text:p>
          </table:table-cell>
          <table:table-cell office:value-type="string" table:style-name="ce2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volutionary Guard 1</text:p>
          </table:table-cell>
          <table:table-cell office:value-type="string" table:style-name="ce2">
            <text:p>Republican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ds Force 1</text:p>
          </table:table-cell>
          <table:table-cell office:value-type="string" table:style-name="ce2">
            <text:p>Democrat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United Nations Security Council 1</text:p>
          </table:table-cell>
          <table:table-cell office:value-type="string" table:style-name="ce2">
            <text:p>Democratic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aqi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nia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raqi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slam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ntities count = <text:s/>5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im = 6/100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s = 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The United States of Americ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Texas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US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Smith Count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X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Greg 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Abbot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date" office:date-value="2021-01-01T00:00:00" table:style-name="ce34">
            <text:p>01/01/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Dan Patrick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Starrville Methodist Churc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LTV 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entities count = <text:s/>17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Sim = 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tles = 0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Keir Starme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Anthony Fauci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Fauc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Jerome Adam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British Broadcasting Corpor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Labor Party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British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America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hinese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entities count = <text:s/>4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Nile dam dispute: Sudan, Egypt, Ethiopia agree to hold more talks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 4</text:p>
          </table:table-cell>
          <table:table-cell office:value-type="string" table:style-name="ce2">
            <text:p>US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gypt 3</text:p>
          </table:table-cell>
          <table:table-cell office:value-type="string" table:style-name="ce2">
            <text:p>Californ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hiopia 5</text:p>
          </table:table-cell>
          <table:table-cell office:value-type="string" table:style-name="ce2">
            <text:p>Georgia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s Ababa 1</text:p>
          </table:table-cell>
          <table:table-cell office:value-type="string" table:style-name="ce2">
            <text:p>Washingto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 1</text:p>
          </table:table-cell>
          <table:table-cell office:value-type="string" table:style-name="ce2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2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2">
            <text:p>Nancy Pelosi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2">
            <text:p>Pelosi 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e African Union 2</text:p>
          </table:table-cell>
          <table:table-cell office:value-type="string" table:style-name="ce2">
            <text:p>Donald Trump's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ws Agencies 1</text:p>
          </table:table-cell>
          <table:table-cell office:value-type="string" table:style-name="ce2">
            <text:p>Kevin McCarthy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---------- NORP -------------</text:p>
          </table:table-cell>
          <table:table-cell office:value-type="string" table:style-name="ce2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h African 1</text:p>
          </table:table-cell>
          <table:table-cell office:value-type="string" table:style-name="ce2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anese 1</text:p>
          </table:table-cell>
          <table:table-cell office:value-type="string" table:style-name="ce2">
            <text:p>Trump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ties count = <text:s/>20</text:p>
          </table:table-cell>
          <table:table-cell office:value-type="string" table:style-name="ce2">
            <text:p>Al Jazeera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 = 0</text:p>
          </table:table-cell>
          <table:table-cell office:value-type="string" table:style-name="ce2">
            <text:p>House of Representativ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s = 0</text:p>
          </table:table-cell>
          <table:table-cell office:value-type="string" table:style-name="ce2">
            <text:p>the House of Representative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ongress 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Sena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Republicans 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Democratic 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ntities count = <text:s/>41</text:p>
          </table:table-cell>
          <table:table-cell office:value-type="string" table:style-name="ce1">
            <text:p>At 0.1 Threshold document</text:p>
          </table:table-cell>
          <table:table-cell table:style-name="ce1"/>
          <table:table-cell office:value-type="string" table:style-name="ce1">
            <text:p>Titles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34" table:style-name="ce2">
            <text:p>0.34</text:p>
          </table:table-cell>
          <table:table-cell office:value-type="string" table:style-name="ce1">
            <text:p>TP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24" table:style-name="ce2">
            <text:p>0.24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35" table:style-name="ce2">
            <text:p>0.35</text:p>
          </table:table-cell>
          <table:table-cell office:value-type="string" table:style-name="ce1">
            <text:p>TP</text:p>
          </table:table-cell>
          <table:table-cell office:value-type="float" office:value="0.67" table:style-name="ce1">
            <text:p>0.67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float" office:value="0.21" table:style-name="ce2">
            <text:p>0.21</text:p>
          </table:table-cell>
          <table:table-cell office:value-type="string" table:style-name="ce1">
            <text:p>TP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2" table:style-name="ce2">
            <text:p>0.12</text:p>
          </table:table-cell>
          <table:table-cell office:value-type="string" table:style-name="ce1">
            <text:p>TP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" table:style-name="ce2">
            <text:p>0.1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03" table:style-name="ce2">
            <text:p>0.03</text:p>
          </table:table-cell>
          <table:table-cell office:value-type="string" table:style-name="ce13">
            <text:p>FN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13" table:style-name="ce2">
            <text:p>0.13</text:p>
          </table:table-cell>
          <table:table-cell office:value-type="string" table:style-name="ce1">
            <text:p>TP</text:p>
          </table:table-cell>
          <table:table-cell office:value-type="float" office:value="0.33" table:style-name="ce1">
            <text:p>0.33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0.04" table:style-name="ce2">
            <text:p>0.04</text:p>
          </table:table-cell>
          <table:table-cell office:value-type="string" table:style-name="ce13">
            <text:p>FN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5" table:style-name="ce2">
            <text:p>0.25</text:p>
          </table:table-cell>
          <table:table-cell office:value-type="string" table:style-name="ce1">
            <text:p>TP</text:p>
          </table:table-cell>
          <table:table-cell office:value-type="float" office:value="0.67" table:style-name="ce1">
            <text:p>0.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2" table:style-name="ce2">
            <text:p>0.22</text:p>
          </table:table-cell>
          <table:table-cell office:value-type="string" table:style-name="ce1">
            <text:p>TP</text:p>
          </table:table-cell>
          <table:table-cell office:value-type="string" table:style-name="ce13">
            <text:p>FN 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1" table:style-name="ce2">
            <text:p>0.11</text:p>
          </table:table-cell>
          <table:table-cell office:value-type="string" table:style-name="ce1">
            <text:p>TP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1" table:style-name="ce2">
            <text:p>0.11</text:p>
          </table:table-cell>
          <table:table-cell office:value-type="string" table:style-name="ce1">
            <text:p>TP</text:p>
          </table:table-cell>
          <table:table-cell office:value-type="float" office:value="0.67" table:style-name="ce13">
            <text:p>0.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.0000000000000007E-2" table:style-name="ce2">
            <text:p>0.07</text:p>
          </table:table-cell>
          <table:table-cell office:value-type="string" table:style-name="ce13">
            <text:p>FN</text:p>
          </table:table-cell>
          <table:table-cell office:value-type="string" table:style-name="ce1">
            <text:p><text:s/>TP 1.0</text:p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office:value-type="float" office:value="0.31" table:style-name="ce2">
            <text:p>0.31</text:p>
          </table:table-cell>
          <table:table-cell office:value-type="string" table:style-name="ce1">
            <text:p>TP</text:p>
          </table:table-cell>
          <table:table-cell office:value-type="float" office:value="0.67" table:style-name="ce2">
            <text:p>0.6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8000000000000003" table:style-name="ce2">
            <text:p>0.28</text:p>
          </table:table-cell>
          <table:table-cell office:value-type="string" table:style-name="ce1">
            <text:p>TP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" table:style-name="ce2">
            <text:p>0.1</text:p>
          </table:table-cell>
          <table:table-cell office:value-type="string" table:style-name="ce1">
            <text:p>TP</text:p>
          </table:table-cell>
          <table:table-cell office:value-type="string" table:style-name="ce13">
            <text:p>FN 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21" table:style-name="ce2">
            <text:p>0.21</text:p>
          </table:table-cell>
          <table:table-cell office:value-type="string" table:style-name="ce1">
            <text:p>TP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4000000000000001" table:style-name="ce2">
            <text:p>0.14</text:p>
          </table:table-cell>
          <table:table-cell office:value-type="string" table:style-name="ce1">
            <text:p>TP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15" table:style-name="ce2">
            <text:p>0.15</text:p>
          </table:table-cell>
          <table:table-cell office:value-type="string" table:style-name="ce1">
            <text:p>TP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FP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7.0000000000000007E-2" table:style-name="ce1">
            <text:p>0.07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9" table:style-name="ce1">
            <text:p>0.09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0.25 FP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.02" table:style-name="ce1">
            <text:p>0.02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" table:style-name="ce1">
            <text:p>0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3" table:style-name="ce1">
            <text:p>0.03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6" table:style-name="ce1">
            <text:p>0.06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1" table:style-name="ce1">
            <text:p>0.01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4" table:style-name="ce1">
            <text:p>0.04</text:p>
          </table:table-cell>
          <table:table-cell office:value-type="string" table:style-name="ce1">
            <text:p>T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0.05" table:style-name="ce1">
            <text:p>0.05</text:p>
          </table:table-cell>
          <table:table-cell office:value-type="string" table:style-name="ce1">
            <text:p>TN</text:p>
          </table:table-cell>
          <table:table-cell table:number-columns-repeated="16380"/>
        </table:table-row>
        <table:table-row table:number-rows-repeated="10472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Sam Hall</dc:creator>
    <meta:creation-date>2020-10-05T09:07:29Z</meta:creation-date>
    <dc:date>2022-05-23T06:51:24Z</dc:date>
    <meta:editing-cycles>32</meta:editing-cycles>
    <meta:editing-duration>PT33529S</meta:editing-duration>
  </office:meta>
</office:document-meta>
</file>